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637cm" table:align="left"/>
    </style:style>
    <style:style style:name="Tableau1.A" style:family="table-column">
      <style:table-column-properties style:column-width="7.44cm"/>
    </style:style>
    <style:style style:name="Tableau1.B" style:family="table-column">
      <style:table-column-properties style:column-width="8.197cm"/>
    </style:style>
    <style:style style:name="Tableau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background-color="#b2b2b2" fo:padding="0.097cm" fo:border="0.002cm solid #000000">
        <style:background-image/>
      </style:table-cell-properties>
    </style:style>
    <style:style style:name="Tableau1.2" style:family="table-row">
      <style:table-row-properties style:min-row-height="4.609cm"/>
    </style:style>
    <style:style style:name="Tableau1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fo:color="#0084d1" style:font-name="Segoe Scri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Table_20_Contents">Config entière</text:p>
          </table:table-cell>
        </table:table-row>
        <table:table-row table:style-name="Tableau1.2">
          <table:table-cell table:style-name="Tableau1.A2" office:value-type="string">
            <text:p text:style-name="P3">Config bon marché : </text:p>
            <text:p text:style-name="P2">203€30</text:p>
          </table:table-cell>
          <table:table-cell table:style-name="Tableau1.B2" office:value-type="string">
            <text:p text:style-name="Table_20_Contents"><text:a xlink:type="simple" xlink:href="http://www.topachat.com/pages/configomatic.php?c=3dfirdPTQcMl2wR8Ym%2F3Z2ZOlWowE7UpZMDkxVBi3rs%3D" text:style-name="Internet_20_link" text:visited-style-name="Visited_20_Internet_20_Link">http://www.topachat.com/pages/configomatic.php?c=3dfirdPTQcMl2wR8Ym%2F3Z2ZOlWowE7UpZMDkxVBi3rs%3D</text:a> </text:p>
          </table:table-cell>
        </table:table-row>
        <table:table-row>
          <table:table-cell table:style-name="Tableau1.A2" office:value-type="string">
            <text:p text:style-name="P3">Config de vos rêves :</text:p>
            <text:p text:style-name="P2">12167€87</text:p>
          </table:table-cell>
          <table:table-cell table:style-name="Tableau1.B2" office:value-type="string">
            <text:p text:style-name="Standard"><text:a xlink:type="simple" xlink:href="http://www.topachat.com/pages/configomatic.php?c=4D30wa1IexWAw9dDqWEkab%2BcplF5EBHB2tkpowWAxzg%3D" text:style-name="Internet_20_link" text:visited-style-name="Visited_20_Internet_20_Link">http://www.topachat.com/pages/configomatic.php?c=4D30wa1IexWAw9dDqWEkab%2BcplF5EBHB2tkpowWAxzg%3D</text:a></text:p>
          </table:table-cell>
        </table:table-row>
        <table:table-row>
          <table:table-cell table:style-name="Tableau1.A2" office:value-type="string">
            <text:p text:style-name="P3">Config bureautique :<text:span text:style-name="T2"> </text:span></text:p>
            <text:p text:style-name="P2">584€30</text:p>
          </table:table-cell>
          <table:table-cell table:style-name="Tableau1.B2" office:value-type="string">
            <text:p text:style-name="P3"><text:a xlink:type="simple" xlink:href="http://www.topachat.com/pages/configomatic.php?c=iFdE99B1ARhGPMAkdMYsNU%2Fzpz5%2BGdFygdF6MNW9GJc%3D" text:style-name="Internet_20_link" text:visited-style-name="Visited_20_Internet_20_Link">http://www.topachat.com/pages/configomatic.php?c=iFdE99B1ARhGPMAkdMYsNU%2Fzpz5%2BGdFygdF6MNW9GJc%3D</text:a><text:span text:style-name="T2"> </text:span></text:p>
          </table:table-cell>
        </table:table-row>
        <table:table-row>
          <table:table-cell table:style-name="Tableau1.A2" office:value-type="string">
            <text:p text:style-name="P3">Config gamer :</text:p>
            <text:p text:style-name="P2">1249€20</text:p>
          </table:table-cell>
          <table:table-cell table:style-name="Tableau1.B2" office:value-type="string">
            <text:p text:style-name="Table_20_Contents"><text:a xlink:type="simple" xlink:href="http://www.topachat.com/pages/configomatic.php?c=%2By%2BHdOk5vfdnuWHurE41OdtYVu%2Fgewgd4SKAJYowo%2Fw%3D" text:style-name="Internet_20_link" text:visited-style-name="Visited_20_Internet_20_Link">http://www.topachat.com/pages/configomatic.php?c=%2By%2BHdOk5vfdnuWHurE41OdtYVu%2Fgewgd4SKAJYowo%2Fw%3D</text:a> </text:p>
          </table:table-cell>
        </table:table-row>
      </table:table>
      <text:p text:style-name="Standard"/>
      <text:p text:style-name="Standard">Pourquoi ces choix ?</text:p>
      <text:p text:style-name="Standard"/>
      <text:p text:style-name="Standard">Choix du site topachat car prix pas trop élevés et les composants disponibles se mettent en fonction de nos choix précédents. </text:p>
      <text:p text:style-name="Standard"/>
      <text:p text:style-name="Standard">Config bon marché : <text:s/>J'ai choisi les composants les moins chère.</text:p>
      <text:p text:style-name="Standard">Config bureautique : J'ai choisi des composants d'entrée de gamme qui devrait être suffisants pour de la bureautique.</text:p>
      <text:p text:style-name="Standard">Config gamer : J'ai choisi des composants de milieu de gamme qui devrait être suffisant pour jouer.</text:p>
      <text:p text:style-name="Standard">Config de mes rêves : J'ai craqué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0084d1" style:font-name="Segoe Scri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LUTAU Tomas<text:span text:style-name="MT1"><text:tab/><text:tab/>15/09/1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as Lutau</meta:initial-creator>
    <meta:creation-date>2015-09-08T10:15:07.54</meta:creation-date>
    <dc:date>2015-09-15T11:48:46.88</dc:date>
    <dc:creator>Tomas Lutau</dc:creator>
    <meta:editing-duration>PT1H49M33S</meta:editing-duration>
    <meta:editing-cycles>3</meta:editing-cycles>
    <meta:generator>OpenOffice/4.1.1$Win32 OpenOffice.org_project/411m6$Build-9775</meta:generator>
    <meta:document-statistic meta:table-count="1" meta:image-count="0" meta:object-count="0" meta:page-count="1" meta:paragraph-count="20" meta:word-count="106" meta:character-count="999"/>
  </office:meta>
</office:document-meta>
</file>